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08c423"/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" fo:font-size="12pt" officeooo:paragraph-rsid="0008c423" style:font-size-asian="12pt"/>
    </style:style>
    <style:style style:name="T1" style:family="text">
      <style:text-properties fo:color="#000000" style:font-name="Helvetica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——————————————————————————————</text:span></text:p>
      <text:p text:style-name="P1"><text:span text:style-name="T1">Procédure Exploitation - Médiation</text:span></text:p>
      <text:p text:style-name="P1"><text:span text:style-name="T1">——————————————————————————————</text:span></text:p>
      <text:p text:style-name="P1"><text:span text:style-name="T1">L’ordinateur doit rester toujours allumé. Si ce n’est pas le cas,</text:span></text:p>
      <text:p text:style-name="P1"><text:span text:style-name="T1">passer à la procédure de démarrage.</text:span></text:p>
      <text:p text:style-name="P2"/>
      <text:p text:style-name="P1"><text:span text:style-name="T1">1. presser la touche ‘ESC’ <text:s/>pour terminer la précédente séquence si besoin</text:span></text:p>
      <text:p text:style-name="P1"><text:span text:style-name="T1">2. Sur le bureau, sélectionner le raccourci correspondant à l’objet choisi</text:span></text:p>
      <text:p text:style-name="P1"><text:span text:style-name="T1">3. Lancer le dispositif en appuyant sur « Entrée » (clavier).</text:span></text:p>
      <text:p text:style-name="P2"/>
      <text:p text:style-name="P2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Gilles Levallois</meta:initial-creator>
    <meta:creation-date>2014-11-12T12:09:59.755898125</meta:creation-date>
    <dc:date>2014-11-12T12:10:38.190572390</dc:date>
    <dc:creator>Pierre-Gilles Levallois</dc:creator>
    <meta:editing-duration>P0D</meta:editing-duration>
    <meta:editing-cycles>1</meta:editing-cycles>
    <meta:document-statistic meta:table-count="0" meta:image-count="0" meta:object-count="0" meta:page-count="1" meta:paragraph-count="8" meta:word-count="55" meta:character-count="403" meta:non-whitespace-character-count="353"/>
    <meta:generator>LibreOffice/4.1.3.2$Linux_X86_64 LibreOffice_project/410m0$Build-2</meta:generator>
  </office:meta>
</office:document-meta>
</file>